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ContainerContext.removeResourceContext( ResourceContext resourceContext , ControlBean 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ContainerContext.dispatchEvent( ControlHandle handle , EventRef event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ContainerContext.ControlContainerContext( BeanContextServicesFactory beanContextServices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ontainerContext.en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ContainerContext.beg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ontainerContext.release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ContainerContext.isSingleThreaded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ontainerContext.getControlHandle( org . apache . beehive . controls . api . bean . Control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ContainerContext.addResourceContext( ResourceContext resourceContext , ControlBean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ContainerContex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ContainerContext.ControlContain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